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2.19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23cm" fo:min-width="2.194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98cm" fo:min-width="1.97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22cm" fo:min-width="1.745cm"/>
    </style:style>
    <style:style style:name="gr10" style:family="graphic" style:parent-style-name="standard">
      <style:graphic-properties draw:textarea-horizontal-align="justify" draw:textarea-vertical-align="middle" draw:auto-grow-height="false" fo:min-height="1.323cm" fo:min-width="1.745cm"/>
    </style:style>
    <style:style style:name="gr11" style:family="graphic" style:parent-style-name="standard">
      <style:graphic-properties draw:stroke="none" draw:fill="none" fo:min-height="1.209cm"/>
      <style:paragraph-properties style:writing-mode="lr-tb"/>
    </style:style>
    <style:style style:name="gr12" style:family="graphic" style:parent-style-name="standard">
      <style:graphic-properties draw:stroke="none" draw:fill="none" fo:min-height="2.785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323cm" fo:min-width="1.9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22cm" fo:min-width="1.745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323cm" fo:min-width="1.745cm"/>
      <style:paragraph-properties style:writing-mode="lr-tb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22cm" fo:min-width="1.521cm"/>
      <style:paragraph-properties style:writing-mode="lr-tb"/>
    </style:style>
    <style:style style:name="gr23" style:family="graphic" style:parent-style-name="objectwithoutfill">
      <style:graphic-properties draw:marker-end="Arrowheads_20_15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097cm" fo:min-width="1.74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left="0cm" fo:margin-right="0cm" fo:margin-top="0.42cm" fo:margin-bottom="0.35cm" fo:text-indent="0cm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11.795cm" svg:y="1.31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747cm" svg:y1="2.905cm" svg:x2="10.525cm" svg:y2="5.127cm">
          <text:p/>
        </draw:line>
        <draw:line draw:style-name="gr3" draw:text-style-name="P2" draw:layer="layout" svg:x1="14.97cm" svg:y1="2.905cm" svg:x2="16.875cm" svg:y2="5.127cm">
          <text:p/>
        </draw:line>
        <draw:custom-shape draw:style-name="gr4" draw:text-style-name="P1" draw:layer="layout" svg:width="3.81cm" svg:height="2.223cm" svg:x="8.302cm" svg:y="5.127cm">
          <text:p text:style-name="P1"><text:span text:style-name="T1">Go into the house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1cm" svg:height="2.223cm" svg:x="15.287cm" svg:y="5.127cm">
          <text:p text:style-name="P3"><text:span text:style-name="T1">Keep moving along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827cm" svg:y1="7.35cm" svg:x2="18.462cm" svg:y2="9.255cm">
          <text:p/>
        </draw:line>
        <draw:custom-shape draw:style-name="gr6" draw:text-style-name="P3" draw:layer="layout" svg:width="3.492cm" svg:height="1.906cm" svg:x="16.875cm" svg:y="9.254cm">
          <text:p text:style-name="P3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62cm" svg:y1="6.715cm" svg:x2="6.715cm" svg:y2="8.302cm">
          <text:p/>
        </draw:line>
        <draw:line draw:style-name="gr8" draw:text-style-name="P2" draw:layer="layout" svg:x1="10.868cm" svg:y1="7.246cm" svg:x2="12.138cm" svg:y2="9.786cm">
          <text:p/>
        </draw:line>
        <draw:custom-shape draw:style-name="gr9" draw:text-style-name="P4" draw:layer="layout" svg:width="3.175cm" svg:height="2.222cm" svg:x="3.85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175cm" svg:height="2.223cm" svg:x="11.1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737cm" svg:height="1.459cm" svg:x="4.175cm" svg:y="8.431cm">
          <draw:text-box>
            <text:p text:style-name="P5"><text:span text:style-name="T2">Go with Chad and Jessica upstairs</text:span></text:p>
          </draw:text-box>
        </draw:frame>
        <draw:frame draw:style-name="gr12" draw:text-style-name="P6" draw:layer="layout" svg:width="2.222cm" svg:height="3.035cm" svg:x="11.795cm" svg:y="9.712cm">
          <draw:text-box>
            <text:p text:style-name="P5"><text:span text:style-name="T2">Stay with Eric and Samantha on the first floor</text:span></text:p>
            <text:p text:style-name="P5"><text:span text:style-name="T2"/></text:p>
          </draw:text-box>
        </draw:frame>
        <draw:line draw:style-name="gr13" draw:text-style-name="P2" draw:layer="layout" svg:x1="4.175cm" svg:y1="9.89cm" svg:x2="2.587cm" svg:y2="11.795cm">
          <text:p/>
        </draw:line>
        <draw:line draw:style-name="gr14" draw:text-style-name="P2" draw:layer="layout" svg:x1="6.397cm" svg:y1="9.89cm" svg:x2="7.35cm" svg:y2="11.795cm">
          <text:p/>
        </draw:line>
        <draw:custom-shape draw:style-name="gr15" draw:text-style-name="P3" draw:layer="layout" svg:width="3.492cm" svg:height="2.223cm" svg:x="1cm" svg:y="11.795cm">
          <text:p text:style-name="P3"><text:span text:style-name="T1">Look In the clo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3.175cm" svg:height="2.222cm" svg:x="6.08cm" svg:y="11.795cm">
          <text:p text:style-name="P3"><text:span text:style-name="T1">Look behind a pain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7.35cm" svg:y1="14.017cm" svg:x2="7.35cm" svg:y2="15.922cm">
          <text:p/>
        </draw:line>
        <draw:custom-shape draw:style-name="gr18" draw:text-style-name="P3" draw:layer="layout" svg:width="3.175cm" svg:height="2.223cm" svg:x="1cm" svg:y="15.922cm">
          <text:p text:style-name="P3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.587cm" svg:y1="14.017cm" svg:x2="2.587cm" svg:y2="15.922cm">
          <text:p/>
        </draw:line>
        <draw:line draw:style-name="gr20" draw:text-style-name="P2" draw:layer="layout" svg:x1="13.065cm" svg:y1="11.795cm" svg:x2="13.7cm" svg:y2="14.017cm">
          <text:p/>
        </draw:line>
        <draw:custom-shape draw:style-name="gr21" draw:text-style-name="P3" draw:layer="layout" svg:width="2.858cm" svg:height="2.54cm" svg:x="12.43cm" svg:y="14.017cm">
          <text:p text:style-name="P3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2.857cm" svg:height="2.222cm" svg:x="6.08cm" svg:y="15.923cm">
          <text:p text:style-name="P7"><text:span text:style-name="T1">Enter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8" draw:layer="layout" svg:x1="7.667cm" svg:y1="18.145cm" svg:x2="7.667cm" svg:y2="19.415cm">
          <text:p/>
        </draw:line>
        <draw:custom-shape draw:style-name="gr24" draw:text-style-name="P9" draw:layer="layout" svg:width="3.175cm" svg:height="1.905cm" svg:x="6.08cm" svg:y="19.415cm">
          <text:p text:style-name="P9">W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0:26:57.497565398</meta:creation-date>
    <dc:date>2022-12-13T12:31:34.586286364</dc:date>
    <meta:editing-duration>PT22H43M54S</meta:editing-duration>
    <meta:editing-cycles>2</meta:editing-cycles>
    <meta:generator>LibreOffice/7.3.7.2$Linux_X86_64 LibreOffice_project/30$Build-2</meta:generator>
    <meta:document-statistic meta:object-count="25"/>
  </office:meta>
</office:document-meta>
</file>